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Основнойшрифтабзаца" style:family="text">
      <style:text-properties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Лабораторная 4</text:p>
      <text:p text:style-name="Standard"><text:span text:style-name="T2"><draw:frame draw:z-index="251658240" draw:style-name="a0" draw:name="Изображение1" text:anchor-type="paragraph" svg:x="0in" svg:y="0in" svg:width="4.96654in" svg:height="1.5110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<text:span text:style-name="T3"><draw:frame draw:z-index="251659264" draw:style-name="a1" draw:name="Изображение2" text:anchor-type="paragraph" svg:x="0in" svg:y="0in" svg:width="5.73346in" svg:height="2.48622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5-06-02T07:07:00Z</meta:creation-date>
    <dc:date>2018-06-01T05:36:00Z</dc:date>
    <meta:template xlink:href="Normal.dotm" xlink:type="simple"/>
    <meta:editing-cycles>3</meta:editing-cycles>
    <meta:editing-duration>PT1500S</meta:editing-duration>
    <meta:document-statistic meta:page-count="1" meta:paragraph-count="1" meta:word-count="3" meta:character-count="22" meta:row-count="1" meta:non-whitespace-character-count="20"/>
  </office:meta>
</office:document-meta>
</file>